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1.3091in"/>
    </style:style>
    <style:style style:name="co5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0.5453in"/>
    </style:style>
    <style:style style:name="co7" style:family="table-column">
      <style:table-column-properties fo:break-before="auto" style:column-width="0.5673in"/>
    </style:style>
    <style:style style:name="co8" style:family="table-column">
      <style:table-column-properties fo:break-before="auto" style:column-width="0.698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PageStyle_5f_Foaie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0108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ai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number-columns-repeated="247" table:default-cell-style-name="ce25"/>
        <table:table-row table:style-name="ro1">
          <table:table-cell table:style-name="ce1" office:value-type="string">
            <text:p>Universitatea <text:s/>Politehnica <text:s/>Bucureşti <text:s text:c="11"/></text:p>
          </table:table-cell>
          <table:table-cell table:style-name="ce7"/>
          <table:table-cell table:style-name="ce6" table:number-columns-repeated="3"/>
          <table:table-cell table:style-name="ce1"/>
          <table:table-cell table:style-name="ce6" office:value-type="string">
            <text:p>Catedra Calculatoare</text:p>
          </table:table-cell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 table:style-name="ce1" office:value-type="string">
            <text:p>Facultatea Automatică şi Calculatoare</text:p>
          </table:table-cell>
          <table:table-cell table:style-name="ce7"/>
          <table:table-cell table:style-name="ce6" table:number-columns-repeated="3"/>
          <table:table-cell table:style-name="ce1"/>
          <table:table-cell table:style-name="ce6" office:value-type="string">
            <text:p>Luna </text:p>
          </table:table-cell>
          <table:table-cell table:style-name="ce6" office:value-type="string">
            <text:p>octombrie</text:p>
          </table:table-cell>
          <table:table-cell table:style-name="ce6"/>
          <table:table-cell table:style-name="ce1" table:number-columns-repeated="247"/>
        </table:table-row>
        <table:table-row table:style-name="ro2">
          <table:table-cell table:style-name="ce1"/>
          <table:table-cell table:style-name="ce7"/>
          <table:table-cell table:style-name="ce6" table:number-columns-repeated="3"/>
          <table:table-cell table:style-name="ce1"/>
          <table:table-cell table:style-name="ce6" table:number-columns-repeated="3"/>
          <table:table-cell table:style-name="ce1" table:number-columns-repeated="247"/>
        </table:table-row>
        <table:table-row table:style-name="ro1">
          <table:table-cell table:style-name="ce1"/>
          <table:table-cell table:style-name="ce7"/>
          <table:table-cell table:style-name="ce6" office:value-type="string">
            <text:p>Situatia orelor efectuate de </text:p>
          </table:table-cell>
          <table:table-cell table:style-name="ce6" table:number-columns-repeated="2"/>
          <table:table-cell table:style-name="ce25" office:value-type="string">
            <text:p>ing. Deaconescu Razvan</text:p>
          </table:table-cell>
          <table:table-cell table:style-name="ce25"/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 table:style-name="ce1"/>
          <table:table-cell table:style-name="ce7"/>
          <table:table-cell table:style-name="ce6" office:value-type="string">
            <text:p><text:s text:c="4"/>cu functia de baza</text:p>
          </table:table-cell>
          <table:table-cell table:style-name="ce6"/>
          <table:table-cell table:style-name="ce1"/>
          <table:table-cell table:style-name="ce6" office:value-type="string">
            <text:p>la</text:p>
          </table:table-cell>
          <table:table-cell table:style-name="ce6" office:value-type="string">
            <text:p>Utilizarea Sistemelor de Oprare</text:p>
          </table:table-cell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/>
          <table:table-cell table:style-name="ce8"/>
          <table:table-cell table:style-name="ce12" table:number-columns-repeated="7"/>
          <table:table-cell table:number-columns-repeated="247"/>
        </table:table-row>
        <table:table-row table:style-name="ro1">
          <table:table-cell table:style-name="ce3" office:value-type="string">
            <text:p>Nr.</text:p>
          </table:table-cell>
          <table:table-cell table:style-name="ce9" office:value-type="string">
            <text:p>Felul si</text:p>
          </table:table-cell>
          <table:table-cell table:style-name="ce9" office:value-type="string">
            <text:p>Facultatea</text:p>
          </table:table-cell>
          <table:table-cell table:style-name="ce18" office:value-type="string">
            <text:p>Disciplina</text:p>
          </table:table-cell>
          <table:table-cell table:style-name="ce9" office:value-type="string">
            <text:p>Curs</text:p>
          </table:table-cell>
          <table:table-cell table:style-name="ce18" office:value-type="string">
            <text:p>Aplicatii</text:p>
          </table:table-cell>
          <table:table-cell table:style-name="ce9" office:value-type="string">
            <text:p>An/Gr</text:p>
          </table:table-cell>
          <table:table-cell table:style-name="ce18" office:value-type="string">
            <text:p>Data</text:p>
          </table:table-cell>
          <table:table-cell table:style-name="ce9" office:value-type="string">
            <text:p>Orele</text:p>
          </table:table-cell>
          <table:table-cell table:style-name="ce2" table:number-columns-repeated="247"/>
        </table:table-row>
        <table:table-row table:style-name="ro1">
          <table:table-cell table:style-name="ce4" office:value-type="string">
            <text:p>crt.</text:p>
          </table:table-cell>
          <table:table-cell table:style-name="ce10" office:value-type="string">
            <text:p>nr.post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2" table:number-columns-repeated="24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8" office:value-type="date" office:date-value="2006-10-02">
            <text:p>2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8" table:formula="oooc:=[.H9]+7" office:value-type="date" office:date-value="2006-10-09">
            <text:p>9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8" table:formula="oooc:=[.H10]+7" office:value-type="date" office:date-value="2006-10-16">
            <text:p>16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8" table:formula="oooc:=[.H11]+7" office:value-type="date" office:date-value="2006-10-23">
            <text:p>23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8" table:formula="oooc:=[.H12]+7" office:value-type="date" office:date-value="2006-10-30">
            <text:p>30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8" office:value-type="date" office:date-value="2006-10-04">
            <text:p>4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8" table:formula="oooc:=[.H14]+7" office:value-type="date" office:date-value="2006-10-11">
            <text:p>11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8" table:formula="oooc:=[.H15]+7" office:value-type="date" office:date-value="2006-10-18">
            <text:p>18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8" table:formula="oooc:=[.H16]+7" office:value-type="date" office:date-value="2006-10-25">
            <text:p>25-Oct</text:p>
          </table:table-cell>
          <table:table-cell table:style-name="ce30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8" office:value-type="date" office:date-value="2006-10-04">
            <text:p>4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8" table:formula="oooc:=[.H18]+7" office:value-type="date" office:date-value="2006-10-11">
            <text:p>11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8" table:formula="oooc:=[.H19]+7" office:value-type="date" office:date-value="2006-10-18">
            <text:p>18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8" table:formula="oooc:=[.H20]+7" office:value-type="date" office:date-value="2006-10-25">
            <text:p>25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8" office:value-type="date" office:date-value="2006-10-04">
            <text:p>4-Oct</text:p>
          </table:table-cell>
          <table:table-cell table:style-name="ce30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8" table:formula="oooc:=[.H22]+7" office:value-type="date" office:date-value="2006-10-11">
            <text:p>11-Oct</text:p>
          </table:table-cell>
          <table:table-cell table:style-name="ce30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8" table:formula="oooc:=[.H23]+7" office:value-type="date" office:date-value="2006-10-18">
            <text:p>18-Oct</text:p>
          </table:table-cell>
          <table:table-cell table:style-name="ce30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8" table:formula="oooc:=[.H24]+7" office:value-type="date" office:date-value="2006-10-25">
            <text:p>25-Oct</text:p>
          </table:table-cell>
          <table:table-cell table:style-name="ce30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8" office:value-type="date" office:date-value="2006-10-06">
            <text:p>6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8" table:formula="oooc:=[.H26]+7" office:value-type="date" office:date-value="2006-10-13">
            <text:p>13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8" table:formula="oooc:=[.H27]+7" office:value-type="date" office:date-value="2006-10-20">
            <text:p>20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8" table:formula="oooc:=[.H28]+7" office:value-type="date" office:date-value="2006-10-27">
            <text:p>27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8" office:value-type="date" office:date-value="2006-10-06">
            <text:p>6-Oct</text:p>
          </table:table-cell>
          <table:table-cell table:style-name="ce30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8" table:formula="oooc:=[.H30]+7" office:value-type="date" office:date-value="2006-10-13">
            <text:p>13-Oct</text:p>
          </table:table-cell>
          <table:table-cell table:style-name="ce30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8" table:formula="oooc:=[.H31]+7" office:value-type="date" office:date-value="2006-10-20">
            <text:p>20-Oct</text:p>
          </table:table-cell>
          <table:table-cell table:style-name="ce30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8" table:formula="oooc:=[.H32]+7" office:value-type="date" office:date-value="2006-10-27">
            <text:p>27-Oct</text:p>
          </table:table-cell>
          <table:table-cell table:style-name="ce30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8" office:value-type="date" office:date-value="2006-10-05">
            <text:p>5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8" table:formula="oooc:=[.H34]+7" office:value-type="date" office:date-value="2006-10-12">
            <text:p>12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8" table:formula="oooc:=[.H35]+7" office:value-type="date" office:date-value="2006-10-19">
            <text:p>19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8" table:formula="oooc:=[.H36]+7" office:value-type="date" office:date-value="2006-10-26">
            <text:p>26-Oct</text:p>
          </table:table-cell>
          <table:table-cell table:style-name="ce30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8" office:value-type="date" office:date-value="2006-10-04">
            <text:p>4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8" table:formula="oooc:=[.H38]+7" office:value-type="date" office:date-value="2006-10-11">
            <text:p>11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8" table:formula="oooc:=[.H39]+7" office:value-type="date" office:date-value="2006-10-18">
            <text:p>18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8" table:formula="oooc:=[.H40]+7" office:value-type="date" office:date-value="2006-10-25">
            <text:p>25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8" office:value-type="date" office:date-value="2006-10-04">
            <text:p>4-Oct</text:p>
          </table:table-cell>
          <table:table-cell table:style-name="ce30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9" table:formula="oooc:=[.H42]+7" office:value-type="date" office:date-value="2006-10-11">
            <text:p>11-Oct</text:p>
          </table:table-cell>
          <table:table-cell table:style-name="ce30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8" table:formula="oooc:=[.H43]+7" office:value-type="date" office:date-value="2006-10-18">
            <text:p>18-Oct</text:p>
          </table:table-cell>
          <table:table-cell table:style-name="ce30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8" table:formula="oooc:=[.H44]+7" office:value-type="date" office:date-value="2006-10-25">
            <text:p>25-Oct</text:p>
          </table:table-cell>
          <table:table-cell table:style-name="ce30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Retele de Calculato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8" office:value-type="date" office:date-value="2006-10-02">
            <text:p>2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Retele de Calculato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8" table:formula="oooc:=[.H46]+7" office:value-type="date" office:date-value="2006-10-09">
            <text:p>9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Retele de Calculato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8" table:formula="oooc:=[.H47]+7" office:value-type="date" office:date-value="2006-10-16">
            <text:p>16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Retele de Calculato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8" table:formula="oooc:=[.H48]+7" office:value-type="date" office:date-value="2006-10-23">
            <text:p>23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Retele de Calculato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8" table:formula="oooc:=[.H49]+7" office:value-type="date" office:date-value="2006-10-30">
            <text:p>30-Oct</text:p>
          </table:table-cell>
          <table:table-cell table:style-name="ce30" office:value-type="string">
            <text:p>12-14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6"/>
          <table:table-cell table:style-name="ce12" office:value-type="string">
            <text:p>Total:</text:p>
          </table:table-cell>
          <table:table-cell table:style-name="ce31" table:formula="oooc:=SUM([.F9:.F50])" office:value-type="float" office:value="74">
            <text:p>74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8"/>
          <table:table-cell table:number-columns-repeated="247"/>
        </table:table-row>
        <table:table-row table:style-name="ro1">
          <table:table-cell/>
          <table:table-cell table:style-name="ce13" office:value-type="string">
            <text:p>TOTAL ore:</text:p>
          </table:table-cell>
          <table:table-cell table:style-name="ce15" office:value-type="string">
            <text:p>Curs</text:p>
          </table:table-cell>
          <table:table-cell table:style-name="ce19" office:value-type="string">
            <text:p>Nr.ore</text:p>
          </table:table-cell>
          <table:table-cell table:style-name="ce22" office:value-type="string">
            <text:p>Aplicatii</text:p>
          </table:table-cell>
          <table:table-cell table:style-name="ce15" office:value-type="string">
            <text:p>Nr.ore</text:p>
          </table:table-cell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6" office:value-type="string">
            <text:p>Prof</text:p>
          </table:table-cell>
          <table:table-cell table:style-name="ce20"/>
          <table:table-cell table:style-name="ce23" office:value-type="string">
            <text:p>Prof</text:p>
          </table:table-cell>
          <table:table-cell table:style-name="ce26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Conf</text:p>
          </table:table-cell>
          <table:table-cell table:style-name="ce21"/>
          <table:table-cell table:style-name="ce24" office:value-type="string">
            <text:p>Conf</text:p>
          </table:table-cell>
          <table:table-cell table:style-name="ce27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S.L</text:p>
          </table:table-cell>
          <table:table-cell table:style-name="ce21" office:value-type="string">
            <text:p>10</text:p>
          </table:table-cell>
          <table:table-cell table:style-name="ce24" office:value-type="string">
            <text:p>S.L</text:p>
          </table:table-cell>
          <table:table-cell table:style-name="ce27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As</text:p>
          </table:table-cell>
          <table:table-cell table:style-name="ce21"/>
          <table:table-cell table:style-name="ce24" office:value-type="string">
            <text:p>As</text:p>
          </table:table-cell>
          <table:table-cell table:style-name="ce27" office:value-type="string">
            <text:p>74</text:p>
          </table:table-cell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 table:number-columns-repeated="8"/>
          <table:table-cell table:number-columns-repeated="247"/>
        </table:table-row>
        <table:table-row table:style-name="ro1">
          <table:table-cell table:style-name="ce6" office:value-type="string">
            <text:p>Intocmit:</text:p>
          </table:table-cell>
          <table:table-cell table:style-name="ce12"/>
          <table:table-cell table:style-name="ce12" office:value-type="string">
            <text:p>Titular curs</text:p>
          </table:table-cell>
          <table:table-cell table:style-name="ce12"/>
          <table:table-cell table:style-name="ce12" office:value-type="string">
            <text:p>Sef Catedra,</text:p>
          </table:table-cell>
          <table:table-cell table:style-name="ce12" table:number-columns-repeated="2"/>
          <table:table-cell table:style-name="ce12" office:value-type="string">
            <text:p>Decan,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6" office:value-type="string">
            <text:p>Deaconescu Razvan</text:p>
          </table:table-cell>
          <table:table-cell/>
          <table:table-cell table:style-name="ce12" table:number-columns-repeated="2"/>
          <table:table-cell table:style-name="ce12" office:value-type="string">
            <text:p>Prof.Dr.Ing.N.Tapus</text:p>
          </table:table-cell>
          <table:table-cell table:style-name="ce12" table:number-columns-repeated="2"/>
          <table:table-cell table:style-name="ce12" office:value-type="string">
            <text:p>Prof.Dr.Ing.D.Popescu</text:p>
          </table:table-cell>
          <table:table-cell table:style-name="ce12"/>
          <table:table-cell table:number-columns-repeated="247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/>
      <number:number number:decimal-places="0" number:min-integer-digits="1" number:grouping="true"/>
      <number:text> </number:text>
    </number:currency-style>
    <number:currency-style style:name="N10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currency-symbol/>
      <number:number number:decimal-places="0" number:min-integer-digits="1" number:grouping="true"/>
      <number:text> </number:text>
    </number:currency-style>
    <number:currency-style style:name="N10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number number: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9P0"/>
    </number:currency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1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11P2" style:volatile="true">
      <number:text> </number:text>
      <number:currency-symbol/>
      <number:text>-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1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1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3154in" fo:margin-bottom="0.3154in" fo:margin-left="0.748in" fo:margin-right="0.5516in" style:first-page-number="continue" style:table-centering="horizontal" style:writing-mode="lr-tb"/>
      <style:header-style>
        <style:header-footer-properties fo:min-height="0.2957in" fo:margin-left="0in" fo:margin-right="0.1965in" fo:margin-bottom="0.3335in"/>
      </style:header-style>
      <style:footer-style>
        <style:header-footer-properties fo:min-height="0.2957in" fo:margin-left="0in" fo:margin-right="0.1965in" fo:margin-top="0.3335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08/02/2007</text:date>, <text:time>18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aie1" style:display-name="PageStyle_Foaie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ecretariat</meta:initial-creator>
    <meta:creation-date>2003-10-21T15:38:58</meta:creation-date>
    <dc:creator>Cosi</dc:creator>
    <dc:date>2006-11-07T14:00:16</dc:date>
    <meta:print-date>2006-11-07T14:00:15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81"/>
  </office:meta>
</office:document-meta>
</file>